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72">
            <text:p>72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21.6">
            <text:p>21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9">
            <text:p>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39">
            <text:p>39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30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38">
            <text:p>1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36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4">
            <text:p>4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XIKO-KARPA</text:p>
          </table:table-cell>
          <table:table-cell table:style-name="ce25" office:value-type="float" office:value="6">
            <text:p>6</text:p>
          </table:table-cell>
          <table:table-cell table:style-name="ce29" office:value-type="string">
            <text:p>Xerox emitidos no mês</text:p>
          </table:table-cell>
          <table:table-cell table:style-name="ce32" table:formula="oooc:=[.C80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36">
            <text:p>36</text:p>
          </table:table-cell>
          <table:table-cell table:style-name="ce25" office:value-type="string">
            <text:p>Xerox emitidos no mês</text:p>
          </table:table-cell>
          <table:table-cell table:style-name="ce31" table:formula="oooc:=[.C89]*0.3" office:value-type="float" office:value="10.8">
            <text:p>10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7">
            <text:p>17</text:p>
          </table:table-cell>
          <table:table-cell table:style-name="ce25" office:value-type="string">
            <text:p>Xerox emitidos no mês</text:p>
          </table:table-cell>
          <table:table-cell table:style-name="ce31" table:formula="oooc:=[.C99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4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ITRA-RESSAC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AKARI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0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4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ENEDITO-GASPAR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8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OITEU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39">
            <text:p>39</text:p>
          </table:table-cell>
          <table:table-cell table:style-name="ce29" office:value-type="string">
            <text:p>Xerox emitidos no mês</text:p>
          </table:table-cell>
          <table:table-cell table:style-name="ce32" table:formula="oooc:=[.C135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9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6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22">
            <text:p>2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8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0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2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35">
            <text:p>3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4]*0.3" office:value-type="float" office:value="10.5">
            <text:p>10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6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4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7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7">
            <text:p>8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9">
            <text:p>19</text:p>
          </table:table-cell>
          <table:table-cell table:style-name="ce29" office:value-type="string">
            <text:p>Xerox emitidos no mês</text:p>
          </table:table-cell>
          <table:table-cell table:style-name="ce32" table:formula="oooc:=[.C169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SUCESAR</text:p>
          </table:table-cell>
          <table:table-cell table:style-name="ce25" office:value-type="float" office:value="3">
            <text:p>3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1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61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74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/01/2008</text:date>, <text:time>12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8-01-18T12:00:00</dc:date>
    <meta:printed-by>Carlos Augusto Marcicano</meta:printed-by>
    <meta:print-date>2007-09-27T11:53:34</meta:print-date>
    <dc:language>pt-BR</dc:language>
    <meta:editing-cycles>308</meta:editing-cycles>
    <meta:editing-duration>PT14H50M21S</meta:editing-duration>
    <meta:user-defined meta:name="Info 1"/>
    <meta:user-defined meta:name="Info 2"/>
    <meta:user-defined meta:name="Info 3"/>
    <meta:user-defined meta:name="Info 4"/>
    <meta:document-statistic meta:table-count="2" meta:cell-count="1873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